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paragraph-rsid="001b2680"/>
    </style:style>
    <style:style style:name="P8" style:family="paragraph" style:parent-style-name="Text_20_body">
      <style:paragraph-properties fo:keep-together="always"/>
      <style:text-properties officeooo:rsid="002313a4" officeooo:paragraph-rsid="002313a4"/>
    </style:style>
    <style:style style:name="P9" style:family="paragraph" style:parent-style-name="Text_20_body">
      <style:text-properties officeooo:rsid="002313a4" officeooo:paragraph-rsid="00246a75"/>
    </style:style>
    <style:style style:name="P10" style:family="paragraph" style:parent-style-name="Text_20_body">
      <style:text-properties officeooo:paragraph-rsid="0031742f"/>
    </style:style>
    <style:style style:name="P1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italic" officeooo:paragraph-rsid="001ebc27" style:font-style-asian="italic" style:font-style-complex="italic"/>
    </style:style>
    <style:style style:name="P15" style:family="paragraph" style:parent-style-name="Standard">
      <style:paragraph-properties fo:margin-left="2.501cm" fo:margin-right="0cm" fo:text-indent="0cm" style:auto-text-indent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style:text-underline-style="none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style:text-underline-style="none" officeooo:rsid="0030adb4" officeooo:paragraph-rsid="0030adb4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style:text-underline-style="none" officeooo:paragraph-rsid="003424d5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rsid="003424d5" officeooo:paragraph-rsid="003424d5"/>
    </style:style>
    <style:style style:name="P21" style:family="paragraph" style:parent-style-name="Standard" style:list-style-name="L1">
      <style:text-properties style:font-name="Courier New1" officeooo:paragraph-rsid="001ebc27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28bb45"/>
    </style:style>
    <style:style style:name="P24" style:family="paragraph" style:parent-style-name="Text_20_body" style:list-style-name="L1">
      <style:text-properties officeooo:paragraph-rsid="0021d0cf"/>
    </style:style>
    <style:style style:name="P25" style:family="paragraph" style:parent-style-name="Text_20_body" style:list-style-name="L1">
      <style:text-properties officeooo:paragraph-rsid="001ab760"/>
    </style:style>
    <style:style style:name="P26" style:family="paragraph" style:parent-style-name="Text_20_body" style:list-style-name="L1">
      <style:text-properties officeooo:paragraph-rsid="001ebc27"/>
    </style:style>
    <style:style style:name="P27" style:family="paragraph" style:parent-style-name="Text_20_body" style:list-style-name="L1">
      <style:text-properties officeooo:paragraph-rsid="001925f2"/>
    </style:style>
    <style:style style:name="P28" style:family="paragraph" style:parent-style-name="Text_20_body" style:list-style-name="L1">
      <style:text-properties officeooo:paragraph-rsid="001993bc"/>
    </style:style>
    <style:style style:name="P29" style:family="paragraph" style:parent-style-name="Text_20_body" style:list-style-name="L1">
      <style:text-properties officeooo:paragraph-rsid="001b6c1e"/>
    </style:style>
    <style:style style:name="P30" style:family="paragraph" style:parent-style-name="Text_20_body" style:list-style-name="L1">
      <style:text-properties officeooo:paragraph-rsid="002dbe93"/>
    </style:style>
    <style:style style:name="P31" style:family="paragraph" style:parent-style-name="Text_20_body" style:list-style-name="L1">
      <style:text-properties officeooo:paragraph-rsid="00395c5f"/>
    </style:style>
    <style:style style:name="P32" style:family="paragraph" style:parent-style-name="Text_20_body" style:list-style-name="L1">
      <style:text-properties officeooo:paragraph-rsid="001e1932"/>
    </style:style>
    <style:style style:name="P33" style:family="paragraph" style:parent-style-name="Text_20_body" style:list-style-name="L1">
      <style:text-properties officeooo:paragraph-rsid="0033053b"/>
    </style:style>
    <style:style style:name="P34" style:family="paragraph" style:parent-style-name="Text_20_body" style:list-style-name="L1">
      <style:text-properties officeooo:paragraph-rsid="003b281e"/>
    </style:style>
    <style:style style:name="P35" style:family="paragraph" style:parent-style-name="Text_20_body" style:list-style-name="L1">
      <style:text-properties officeooo:paragraph-rsid="0031742f"/>
    </style:style>
    <style:style style:name="P36" style:family="paragraph" style:parent-style-name="Text_20_body" style:list-style-name="L1">
      <style:text-properties officeooo:paragraph-rsid="003be162"/>
    </style:style>
    <style:style style:name="P37" style:family="paragraph" style:parent-style-name="Text_20_body" style:list-style-name="L1">
      <style:text-properties officeooo:rsid="00246a75" officeooo:paragraph-rsid="002a47cd"/>
    </style:style>
    <style:style style:name="P38" style:family="paragraph" style:parent-style-name="Text_20_body" style:list-style-name="L1">
      <style:text-properties style:text-underline-style="none" fo:font-weight="normal" officeooo:rsid="001925f2" officeooo:paragraph-rsid="001ebc27" style:font-weight-asian="normal" style:font-weight-complex="normal"/>
    </style:style>
    <style:style style:name="P39" style:family="paragraph" style:parent-style-name="Text_20_body" style:list-style-name="L1">
      <style:text-properties style:text-underline-style="none" officeooo:rsid="00246a75" officeooo:paragraph-rsid="0030adb4"/>
    </style:style>
    <style:style style:name="P40" style:family="paragraph" style:parent-style-name="Text_20_body" style:list-style-name="L1">
      <style:text-properties officeooo:rsid="0037087d" officeooo:paragraph-rsid="0037087d"/>
    </style:style>
    <style:style style:name="P41" style:family="paragraph" style:parent-style-name="Text_20_body" style:list-style-name="L1">
      <style:text-properties officeooo:rsid="0030adb4" officeooo:paragraph-rsid="0030adb4"/>
    </style:style>
    <style:style style:name="P42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43" style:family="paragraph" style:parent-style-name="Text_20_body" style:list-style-name="L1">
      <style:paragraph-properties fo:break-before="page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1b6c1e" style:font-weight-asian="bold" style:font-weight-complex="bold"/>
    </style:style>
    <style:style style:name="T13" style:family="text">
      <style:text-properties fo:font-weight="bold" officeooo:rsid="001cb9b2" style:font-weight-asian="bold" style:font-weight-complex="bold"/>
    </style:style>
    <style:style style:name="T14" style:family="text">
      <style:text-properties fo:font-weight="bold" officeooo:rsid="001ef489" style:font-weight-asian="bold" style:font-weight-complex="bold"/>
    </style:style>
    <style:style style:name="T15" style:family="text">
      <style:text-properties fo:font-weight="bold" officeooo:rsid="0028bb45" style:font-weight-asian="bold" style:font-weight-complex="bold"/>
    </style:style>
    <style:style style:name="T16" style:family="text">
      <style:text-properties fo:font-weight="bold" officeooo:rsid="002a47cd" style:font-weight-asian="bold" style:font-weight-complex="bold"/>
    </style:style>
    <style:style style:name="T17" style:family="text">
      <style:text-properties fo:font-weight="bold" officeooo:rsid="002b656f" style:font-weight-asian="bold" style:font-weight-complex="bold"/>
    </style:style>
    <style:style style:name="T18" style:family="text">
      <style:text-properties fo:font-weight="bold" officeooo:rsid="002dbe93" style:font-weight-asian="bold" style:font-weight-complex="bold"/>
    </style:style>
    <style:style style:name="T19" style:family="text">
      <style:text-properties fo:font-weight="bold" officeooo:rsid="0030adb4" style:font-weight-asian="bold" style:font-weight-complex="bold"/>
    </style:style>
    <style:style style:name="T20" style:family="text">
      <style:text-properties fo:font-weight="bold" officeooo:rsid="0033053b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ab760" style:font-weight-asian="bold" style:font-weight-complex="bold"/>
    </style:style>
    <style:style style:name="T27" style:family="text">
      <style:text-properties style:text-underline-style="none" fo:font-weight="bold" officeooo:rsid="001af900" style:font-weight-asian="bold" style:font-weight-complex="bold"/>
    </style:style>
    <style:style style:name="T28" style:family="text">
      <style:text-properties style:text-underline-style="none" fo:font-weight="bold" officeooo:rsid="0028bb45" style:font-weight-asian="bold" style:font-weight-complex="bold"/>
    </style:style>
    <style:style style:name="T29" style:family="text">
      <style:text-properties style:text-underline-style="none" fo:font-weight="bold" officeooo:rsid="002d2d0f" style:font-weight-asian="bold" style:font-weight-complex="bold"/>
    </style:style>
    <style:style style:name="T30" style:family="text">
      <style:text-properties style:text-underline-style="none" fo:font-weight="bold" officeooo:rsid="001925f2" style:font-weight-asian="bold" style:font-weight-complex="bold"/>
    </style:style>
    <style:style style:name="T31" style:family="text">
      <style:text-properties style:text-underline-style="none" fo:font-weight="bold" officeooo:rsid="0030adb4" style:font-weight-asian="bold" style:font-weight-complex="bold"/>
    </style:style>
    <style:style style:name="T32" style:family="text">
      <style:text-properties style:text-underline-style="none" fo:font-weight="bold" officeooo:rsid="002313a4" style:font-weight-asian="bold" style:font-weight-complex="bold"/>
    </style:style>
    <style:style style:name="T33" style:family="text">
      <style:text-properties style:text-underline-style="none" fo:font-weight="bold" officeooo:rsid="00246a75" style:font-weight-asian="bold" style:font-weight-complex="bold"/>
    </style:style>
    <style:style style:name="T34" style:family="text">
      <style:text-properties style:text-underline-style="none" fo:font-weight="bold" officeooo:rsid="0033053b" style:font-weight-asian="bold" style:font-weight-complex="bold"/>
    </style:style>
    <style:style style:name="T35" style:family="text">
      <style:text-properties style:text-underline-style="none" officeooo:rsid="002313a4"/>
    </style:style>
    <style:style style:name="T36" style:family="text">
      <style:text-properties style:text-underline-style="none" officeooo:rsid="00246a75"/>
    </style:style>
    <style:style style:name="T37" style:family="text">
      <style:text-properties style:text-underline-style="none" officeooo:rsid="0033053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b9b2" style:font-weight-asian="normal" style:font-weight-complex="normal"/>
    </style:style>
    <style:style style:name="T40" style:family="text">
      <style:text-properties fo:font-weight="normal" officeooo:rsid="002b656f" style:font-weight-asian="normal" style:font-weight-complex="normal"/>
    </style:style>
    <style:style style:name="T41" style:family="text">
      <style:text-properties officeooo:rsid="001b6c1e"/>
    </style:style>
    <style:style style:name="T42" style:family="text">
      <style:text-properties officeooo:rsid="001cb9b2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bfa7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solid" style:text-underline-width="auto" style:text-underline-color="font-color" fo:font-weight="bold" officeooo:rsid="0031742f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1742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60" style:family="text">
      <style:text-properties officeooo:rsid="001ebc27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officeooo:rsid="0021d0cf"/>
    </style:style>
    <style:style style:name="T64" style:family="text">
      <style:text-properties officeooo:rsid="0028bb45"/>
    </style:style>
    <style:style style:name="T65" style:family="text">
      <style:text-properties officeooo:rsid="002b656f"/>
    </style:style>
    <style:style style:name="T66" style:family="text">
      <style:text-properties officeooo:rsid="002313a4"/>
    </style:style>
    <style:style style:name="T67" style:family="text">
      <style:text-properties officeooo:rsid="0031742f"/>
    </style:style>
    <style:style style:name="T68" style:family="text">
      <style:text-properties officeooo:rsid="0033053b"/>
    </style:style>
    <style:style style:name="T69" style:family="text">
      <style:text-properties officeooo:rsid="003424d5"/>
    </style:style>
    <style:style style:name="T70" style:family="text">
      <style:text-properties officeooo:rsid="0038aa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de <text:span text:style-name="T67">S</text:span>hell <text:span text:style-name="T67">S</text:span>cript</text:p>
      <text:p text:style-name="P3">01 - Básicos</text:p>
      <text:list xml:id="list3398370688" text:style-name="L1">
        <text:list-item>
          <text:p text:style-name="P22">Realizar un script llamado '<text:span text:style-name="T8">01-hola-mundo.sh</text:span>' que muestre por pantalla "Hola mundo!".</text:p>
        </text:list-item>
        <text:list-item>
          <text:p text:style-name="P22">Ídem pero que en vez de "mundo" muestre los parámetros introducidos ('<text:span text:style-name="T8">02-hola-parametros.sh</text:span>').</text:p>
        </text:list-item>
        <text:list-item>
          <text:p text:style-name="P22">Ídem y que además verifique que al menos hayamos introducido un parámetro ('<text:span text:style-name="T8">03-hola-al-menos-1-parametro.sh</text:span>').</text:p>
        </text:list-item>
        <text:list-item>
          <text:p text:style-name="P22">Ídem y que además separe cada argumento por ", " ('<text:span text:style-name="T8">04-hola-parametros-separados.sh</text:span>').</text:p>
        </text:list-item>
        <text:list-item>
          <text:p text:style-name="P22">Ídem y que además en caso de error muestra una ayuda ('<text:span text:style-name="T8">05-hola-con-ayuda.sh</text:span>').</text:p>
        </text:list-item>
        <text:list-item>
          <text:p text:style-name="P22">Ídem y que además verifique que sean usuarios conectados al sistema ('<text:span text:style-name="T8">06-hola-usuario.sh</text:span>').</text:p>
        </text:list-item>
        <text:list-item>
          <text:p text:style-name="P22">Realizar un script llamado '<text:span text:style-name="T8">usuarioconectado</text:span>' que retorna un SI si el primer parámetro coincide con algún usuario conectado o NO en caso contrario.</text:p>
        </text:list-item>
        <text:list-item>
          <text:p text:style-name="P22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  <text:list-item>
          <text:p text:style-name="P22">Modificar el script '<text:span text:style-name="T8">06-hola-usuario.sh</text:span>' para que llame a 'usuarioconectado' ('<text:span text:style-name="T8">09-hola-usuario.sh</text:span>'). </text:p>
        </text:list-item>
        <text:list-item>
          <text:p text:style-name="P22">Realizar un script llamado '<text:span text:style-name="T8">usuariosistema</text:span>' que retorna un SI si el primer parámetro coincide con algún usuario del sistema o NO en caso contrario.</text:p>
        </text:list-item>
        <text:list-item>
          <text:p text:style-name="P23">Modificar el script '<text:span text:style-name="T8">0</text:span><text:span text:style-name="T15">9</text:span><text:span text:style-name="T8">-hola-usuario.sh</text:span>' para que llame a 'usuario<text:span text:style-name="T64">sistema</text:span>' ('<text:span text:style-name="T28">1</text:span><text:span text:style-name="T29">1</text:span><text:span text:style-name="T25">-</text:span><text:span text:style-name="T8">hola-usuario.sh</text:span>').</text:p>
        </text:list-item>
      </text:list>
      <text:p text:style-name="P4">02 - Calculadora</text:p>
      <text:list xml:id="list220923282133787" text:continue-numbering="true" text:style-name="L1">
        <text:list-item>
          <text:p text:style-name="P22">Realizar un script llamado '<text:span text:style-name="T8">suma</text:span>' que realice la suma de 2 parámetros introducidos <text:span text:style-name="T63">(tendrá que poder sumar números decimales, como 2.2 + 3).</text:span></text:p>
        </text:list-item>
        <text:list-item>
          <text:p text:style-name="P24">Realizar un script llamado '<text:span text:style-name="T8">resta</text:span>' que realice la resta de 2 parámetros introducidos <text:span text:style-name="T63">(tendrá que poder sumar números decimales, como 2.2 - 3).</text:span></text:p>
        </text:list-item>
        <text:list-item>
          <text:p text:style-name="P24">Realizar un script llamado '<text:span text:style-name="T8">multiplica</text:span>' que <text:span text:style-name="T63">multiplique los</text:span> 2 parámetros introducidos <text:span text:style-name="T63">(tendrá que poder multiplicar números decimales, como 2.2 * 3).</text:span></text:p>
        </text:list-item>
        <text:list-item>
          <text:p text:style-name="P24">Realizar un script llamado '<text:span text:style-name="T8">division</text:span>' que realice la división de 2 parámetros introducidos <text:span text:style-name="T63">(tendrá que poder sumar números decimales, como 2.2 / 3).</text:span></text:p>
        </text:list-item>
        <text:list-item>
          <text:p text:style-name="P22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  <text:list-item>
          <text:p text:style-name="P25">Ídem pero sin llamar a los scripts ('<text:span text:style-name="T8">calc02.</text:span><text:span text:style-name="T10">sh</text:span>').</text:p>
        </text:list-item>
        <text:list-item>
          <text:p text:style-name="P25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8"/>
      <text:list xml:id="list220923329683526" text:continue-numbering="true" text:style-name="L1">
        <text:list-item>
          <text:p text:style-name="P42">Realizar a mano un fichero '<text:span text:style-name="T8">notas.csv</text:span>' con los siguientes datos:</text:p>
        </text:list-item>
      </text:list>
      <text:p text:style-name="P15">Pepito <text:s text:c="5"/>3.1 <text:s text:c="2"/>4.4 <text:s text:c="2"/>5.7 </text:p>
      <text:p text:style-name="P15">Fulanito <text:s text:c="3"/>4.2 <text:s text:c="2"/>6.5 <text:s text:c="2"/>8.8 </text:p>
      <text:p text:style-name="P15">Menganito <text:s text:c="2"/>5.3 <text:s text:c="2"/>5.6 <text:s text:c="2"/>5.0</text:p>
      <text:p text:style-name="P15"/>
      <text:list xml:id="list220922944530676" text:continue-numbering="true" text:style-name="L1">
        <text:list-item>
          <text:p text:style-name="P37">Realizar un fichero '<text:span text:style-name="T16">notas</text:span><text:span text:style-name="T8">.awk</text:span>' y su correspondiente interfaz '<text:span text:style-name="T59">notas</text:span><text:span text:style-name="T55">.sh</text:span>' para que al final obtengamos algo parecido a esto:</text:p>
        </text:list-item>
      </text:list>
      <text:p text:style-name="P16">+------------------------------+-------+------+ </text:p>
      <text:p text:style-name="P16">| NOMBRE <text:s text:c="5"/>EX1 <text:s text:c="2"/>EX2 <text:s text:c="2"/>EX3 <text:s/>| <text:s/>MED <text:s/>| APTO | </text:p>
      <text:p text:style-name="P16">+------------------------------+-------+------+ </text:p>
      <text:p text:style-name="P16">| Pepito <text:s text:c="5"/>3.1 <text:s text:c="2"/>4.4 <text:s text:c="2"/>5.7 <text:s/>| <text:s/>4.4 <text:s/>| <text:s/>NO <text:s/>| </text:p>
      <text:p text:style-name="P16">| Fulanito <text:s text:c="3"/>4.2 <text:s text:c="2"/>6.5 <text:s text:c="2"/>8.8 <text:s/>| <text:s/>6.5 <text:s/>| <text:s/>SI <text:s/>| </text:p>
      <text:p text:style-name="P16">| Menganito <text:s text:c="2"/>5.3 <text:s text:c="2"/>5.6 <text:s text:c="2"/>5.0 <text:s/>| <text:s/>5.3 <text:s/>| <text:s/>SI <text:s/>| </text:p>
      <text:p text:style-name="P16">+------------------------------+-------+------+ </text:p>
      <text:p text:style-name="P16">| TOTAL <text:s text:c="6"/>4.2 <text:s text:c="2"/>5.5 <text:s text:c="2"/>6.5 <text:s/>| <text:s/>5.4 <text:s/>| <text:s text:c="2"/>2 <text:s/>| </text:p>
      <text:p text:style-name="P16">+------------------------------+-------+------+ </text:p>
      <text:p text:style-name="Standard"/>
      <text:p text:style-name="P9"><text:span text:style-name="T56">0</text:span><text:span text:style-name="T58">3</text:span><text:span text:style-name="T56"> - Banco</text:span></text:p>
      <text:list xml:id="list220923655128058" text:continue-numbering="true" text:style-name="L1">
        <text:list-item>
          <text:p text:style-name="P26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  <text:list-item>
          <text:p text:style-name="P26"><text:span text:style-name="T23">R</text:span>ealizar un script llamado '<text:span text:style-name="T11">banco</text:span><text:span text:style-name="T8">-menu</text:span><text:span text:style-name="T26">.</text:span><text:span text:style-name="T27">sh</text:span>' que sirva de interfaz del anterior.</text:p>
        </text:list-item>
        <text:list-item>
          <text:p text:style-name="P38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4">0<text:span text:style-name="T60">4</text:span> - Demonios</text:p>
      <text:list xml:id="list220923863028410" text:continue-numbering="true" text:style-name="L1">
        <text:list-item>
          <text:p text:style-name="P27">Realizar un demonio llamado '<text:span text:style-name="T8">alerta</text:span>' <text:span text:style-name="T22">que escriba la fecha cada X segundos en un log llamado '</text:span><text:span text:style-name="T30">~/</text:span><text:span text:style-name="T9">alerta.log</text:span><text:span text:style-name="T22">'.</text:span></text:p>
        </text:list-item>
        <text:list-item>
          <text:p text:style-name="P28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7"><text:span text:style-name="T56">05 - </text:span><text:span text:style-name="T57">Copias</text:span></text:p>
      <text:list xml:id="list220923348192598" text:continue-numbering="true" text:style-name="L1">
        <text:list-item>
          <text:p text:style-name="P29">Realizar un script llamado '<text:span text:style-name="T7">copia-total</text:span>' que empaquete y comprima el contenido de la carpeta '<text:span text:style-name="T8">~/</text:span><text:span text:style-name="T18">carpeta_a_copiar</text:span>' en un fichero llamado '<text:span text:style-name="T7">total-aaaa.mm.dd-HH.MM.SS.tar.zip</text:span>' en la carpeta '<text:span text:style-name="T12">~</text:span><text:span text:style-name="T7">/copia_seguridad</text:span>'.</text:p>
        </text:list-item>
        <text:list-item>
          <text:p text:style-name="P30">Realizar un script llamado '<text:span text:style-name="T7">copia-diferencial</text:span>' que empaquete y comprima los ficheros de la carpeta '<text:span text:style-name="T8">~/</text:span><text:span text:style-name="T18">carpeta_a_copiar</text:span>' modificados desde la última <text:span text:style-name="T38">copia total</text:span> (si no existe copia total no hacer nada) en un fichero llamado '<text:span text:style-name="T7">diferencial-aaaa.mm.dd-HH.MM.SS.tar.zip</text:span>' en la carpeta '<text:span text:style-name="T12">~</text:span><text:span text:style-name="T7">/copia_seguridad</text:span>'.</text:p>
        </text:list-item>
        <text:list-item>
          <text:p text:style-name="P31">Realizar un script llamado '<text:span text:style-name="T7">copia-incremental</text:span>' que empaquete y comprima los ficheros de la carpeta '<text:span text:style-name="T8">~/</text:span><text:span text:style-name="T18">carpeta_a_copiar</text:span>' modificados desde la última <text:span text:style-name="T7">copia incremental </text:span>en un fichero llamado '<text:span text:style-name="T7">incremental-aaaa.mm.dd-HH.MM.SS.tar.zip</text:span>' en la carpeta '<text:span text:style-name="T12">~</text:span><text:span text:style-name="T7">/copia_seguridad</text:span>'.</text:p>
        </text:list-item>
        <text:list-item>
          <text:p text:style-name="P32">Modificar el fichero '<text:span text:style-name="T21">miCr</text:span><text:span text:style-name="T7">ontab</text:span>' para <text:span text:style-name="T39">que</text:span> <text:span text:style-name="T42">imprima la fecha en el fichero '</text:span><text:span text:style-name="T13">~/ultimo-crontab.txt</text:span><text:span text:style-name="T42">' </text:span>cada minuto<text:span text:style-name="T41">, y ejecutarlo con crontab</text:span>.</text:p>
        </text:list-item>
      </text:list>
      <text:p text:style-name="P5"/>
      <text:p text:style-name="P11">06 - <text:span text:style-name="T65">Varios</text:span></text:p>
      <text:list xml:id="list220923547010289" text:continue-numbering="true" text:style-name="L1">
        <text:list-item>
          <text:p text:style-name="P40">Crear un script llamado '<text:span text:style-name="T8">array.sh</text:span>' que declare un array, lo rellene con datos y luego itere sobre el mismo para mostrar los datos.</text:p>
        </text:list-item>
        <text:list-item>
          <text:p text:style-name="P41"><text:span text:style-name="T66">Real</text:span><text:span text:style-name="T35">izar a mano un fichero '</text:span><text:span text:style-name="T25">roles</text:span><text:span text:style-name="T32">.csv</text:span><text:span text:style-name="T35">' con los siguientes datos:</text:span></text:p>
        </text:list-item>
      </text:list>
      <text:p text:style-name="P17">Pepito:Jefe,Sistemas </text:p>
      <text:p text:style-name="P19">Fulanito:Jefe,<text:span text:style-name="T69">Desarrollo</text:span> </text:p>
      <text:p text:style-name="P19">Menganito:Operario,Sistemas,<text:span text:style-name="T69">Desarrollo</text:span></text:p>
      <text:p text:style-name="P18"/>
      <text:list xml:id="list220922763030461" text:continue-numbering="true" text:style-name="L1">
        <text:list-item>
          <text:p text:style-name="P39">Realizar <text:span text:style-name="T68">un script</text:span> '<text:span text:style-name="T19">roles-</text:span><text:span text:style-name="T20">sin</text:span><text:span text:style-name="T19">-awk</text:span><text:span text:style-name="T8">.sh</text:span>', <text:span text:style-name="T70">que, sin utilizar awk, </text:span>al final obtengamos algo parecido a esto:</text:p>
        </text:list-item>
      </text:list>
      <text:p text:style-name="P20">Desarrollo </text:p>
      <text:p text:style-name="P20"><text:s/>-&gt; Fulanito Menganito </text:p>
      <text:p text:style-name="P20">Operario </text:p>
      <text:p text:style-name="P20"><text:s/>-&gt; Menganito </text:p>
      <text:p text:style-name="P20">Sistemas </text:p>
      <text:p text:style-name="P20"><text:s/>-&gt; Pepito Menganito </text:p>
      <text:p text:style-name="P20">Jefe </text:p>
      <text:p text:style-name="P20"><text:s/>-&gt; Pepito Fulanito</text:p>
      <text:p text:style-name="P15"/>
      <text:list xml:id="list220923659612989" text:continue-numbering="true" text:style-name="L1">
        <text:list-item>
          <text:p text:style-name="P33"><text:span text:style-name="T36">Realizar un fichero '</text:span><text:span text:style-name="T31">roles</text:span><text:span text:style-name="T33">.awk</text:span><text:span text:style-name="T36">' y su correspondiente interfaz '</text:span><text:span text:style-name="T31">roles-</text:span><text:span text:style-name="T34">con</text:span><text:span text:style-name="T31">-awk</text:span><text:span text:style-name="T33">.sh</text:span><text:span text:style-name="T36">' para que al final obtengamos </text:span><text:span text:style-name="T37">lo mismo que el ejercicio anterior.</text:span></text:p>
        </text:list-item>
        <text:list-item>
          <text:p text:style-name="P32"><text:span text:style-name="T38">Realizar un script llamado </text:span><text:span text:style-name="T40">'</text:span><text:span text:style-name="T8">ordena</text:span><text:span text:style-name="T17">'</text:span><text:span text:style-name="T38"> que </text:span><text:span text:style-name="Emphasis"><text:span text:style-name="T50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48">No se permiten parámetros.</text:span></text:span><text:span text:style-name="Emphasis"><text:span text:style-name="T50">” y retornará un código de retorno igual a 1.</text:span></text:span></text:p>
        </text:list-item>
        <text:list-item>
          <text:p text:style-name="P32"><text:span text:style-name="Emphasis"><text:span text:style-name="T50">Realizar un script llamado </text:span></text:span><text:span text:style-name="Emphasis"><text:span text:style-name="T51">'</text:span></text:span><text:span text:style-name="Emphasis"><text:span text:style-name="T53">jaula</text:span></text:span><text:span text:style-name="Emphasis"><text:span text:style-name="T54">'</text:span></text:span><text:span text:style-name="Emphasis"><text:span text:style-name="T50"> que cree, sólo si no existe, el directorio </text:span></text:span><text:span text:style-name="Emphasis"><text:span text:style-name="T53">. jaula</text:span></text:span><text:span text:style-name="Emphasis"><text:span text:style-name="T50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48">Hay que introducir al menos un parámetro.</text:span></text:span><text:span text:style-name="Emphasis"><text:span text:style-name="T50">” y retornará un código de retorno igual a 1. En el caso de que algún fichero introducido por parámetro no exista se mostrará el siguiente mensaje de error: “</text:span></text:span><text:span text:style-name="Emphasis"><text:span text:style-name="T48">El fichero '$FICHERO' no existe.</text:span></text:span><text:span text:style-name="Emphasis"><text:span text:style-name="T50">” y retornará un código de retorno igual a 2. Si el fichero </text:span></text:span><text:span text:style-name="Emphasis"><text:span text:style-name="T53">. jaula </text:span></text:span><text:span text:style-name="Emphasis"><text:span text:style-name="T50">existe en la $HOME del usuario pero no es un directorio mostrará el siguiente mensaje de error: “</text:span></text:span><text:span text:style-name="Emphasis"><text:span text:style-name="T48">El fichero '$HOME/.jaula' no es un directorio.</text:span></text:span><text:span text:style-name="Emphasis"><text:span text:style-name="T50">” y retornará un código de retorno igual a 3.</text:span></text:span></text:p>
        </text:list-item>
        <text:list-item>
          <text:p text:style-name="P32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6">calendario</text:span></text:span><text:span text:style-name="Emphasis"><text:span text:style-name="T47">'</text:span></text:span><text:span text:style-name="Emphasis"><text:span text:style-name="T43"> al que si pasamos el parámetro </text:span></text:span><text:span text:style-name="Emphasis"><text:span text:style-name="T46">-c</text:span></text:span><text:span text:style-name="Emphasis"><text:span text:style-name="T43"> o el parámetro </text:span></text:span><text:span text:style-name="Emphasis"><text:span text:style-name="T46">--corta </text:span></text:span><text:span text:style-name="Emphasis"><text:span text:style-name="T43">mostrará la fecha de hoy con el formato “</text:span></text:span><text:span text:style-name="Emphasis"><text:span text:style-name="T48">$DIA/$MES/$AÑO</text:span></text:span><text:span text:style-name="Emphasis"><text:span text:style-name="T43">” y si le pasamos el parámetro </text:span></text:span><text:span text:style-name="Emphasis"><text:span text:style-name="T46">-l</text:span></text:span><text:span text:style-name="Emphasis"><text:span text:style-name="T43"> o </text:span></text:span><text:span text:style-name="Emphasis"><text:span text:style-name="T46">--larga </text:span></text:span><text:span text:style-name="Emphasis"><text:span text:style-name="T43">mostrará la fecha de hoy con el formato “</text:span></text:span><text:span text:style-name="Emphasis"><text:span text:style-name="T48">Hoy es el día '$DIA' del mes '$MES' del año '$AÑO'.</text:span></text:span><text:span text:style-name="Emphasis"><text:span text:style-name="T43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46">-c</text:span></text:span><text:span text:style-name="Emphasis"><text:span text:style-name="T43">, </text:span></text:span><text:span text:style-name="Emphasis"><text:span text:style-name="T46">--corta, -l </text:span></text:span><text:span text:style-name="Emphasis"><text:span text:style-name="T43">o</text:span></text:span><text:span text:style-name="Emphasis"><text:span text:style-name="T46"> --larga</text:span></text:span><text:span text:style-name="Emphasis"><text:span text:style-name="T43"> mostrará el siguiente mensaje de error: “</text:span></text:span><text:span text:style-name="Emphasis"><text:span text:style-name="T48">Opción incorrecta.</text:span></text:span><text:span text:style-name="Emphasis"><text:span text:style-name="T43">” y retornará un código de retorno igual a 2.</text:span></text:span></text:p>
        </text:list-item>
        <text:list-item>
          <text:p text:style-name="P34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6">elevado</text:span></text:span><text:span text:style-name="Emphasis"><text:span text:style-name="T47">'</text:span></text:span><text:span text:style-name="Emphasis"><text:span text:style-name="T43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48">Para ejecutar este script se necesitan 2 números.</text:span></text:span><text:span text:style-name="Emphasis"><text:span text:style-name="T43">” y retornará un código de retorno igual a 2. </text:span></text:span><text:span text:style-name="Emphasis"><text:span text:style-name="T45">Nota: se deberá realizar con una iteración.</text:span></text:span></text:p>
        </text:list-item>
        <text:list-item>
          <text:p text:style-name="P43">Realizar un script llamado '<text:span text:style-name="T8">citas</text:span>' en el que se puedan utilizar las siguientes opciones:</text:p>
          <text:p text:style-name="P21"/>
        </text:list-item>
      </text:list>
      <text:p text:style-name="P12"><text:s/><text:span text:style-name="T61"><text:s/>-h --help <text:s text:c="2"/>Para mostrar un texto de ayuda. </text:span></text:p>
      <text:p text:style-name="P13"><text:s text:c="2"/>-a --add <text:s text:c="3"/>Para añadir una cita con HORA_INICIO, HORA_FINAL, y NOMBRE_PACIENTE. </text:p>
      <text:p text:style-name="P13"><text:s text:c="2"/>-s --search Para buscar los pacientes que contengan PATRÓN. </text:p>
      <text:p text:style-name="P13"><text:s text:c="2"/>-i --init <text:s text:c="2"/>Para buscar las citas que empiecen a HORA_INICIO. </text:p>
      <text:p text:style-name="P13"><text:s text:c="2"/>-e --end <text:s text:c="3"/>Para buscar las citas que terminen a HORA_FINAL. </text:p>
      <text:p text:style-name="P13"><text:s text:c="2"/>-n --name <text:s text:c="2"/>Para listar todas las citas ordenadas por NOMBRE_PACIENTE. </text:p>
      <text:p text:style-name="P13"><text:s text:c="2"/>-<text:span text:style-name="T60">o</text:span> --hour <text:s text:c="2"/>Para listar todas las citas ordenadas por HORA_INICIO. </text:p>
      <text:p text:style-name="P13"/>
      <text:p text:style-name="P13">- Para cada una de las opciones se comprobará que se introducen el número de parámetros correctos y con el formato correcto. </text:p>
      <text:p text:style-name="P13"/>
      <text:p text:style-name="P14">- HORA_INCIO y HORA_FINAL serán números enteros comprendidos entre 00 y 23. </text:p>
      <text:p text:style-name="P13"/>
      <text:p text:style-name="P14">- Al introducir una cita nueva se comprobará que no se solape con otra ya introducida. </text:p>
      <text:p text:style-name="P13"/>
      <text:p text:style-name="P14">- Se comprobará también que no se repita ningún nombre de paciente. </text:p>
      <text:p text:style-name="P12"/>
      <text:list xml:id="list220922650756831" text:continue-numbering="true" text:style-name="L1">
        <text:list-item>
          <text:p text:style-name="P22">Realizar un script llamado '<text:span text:style-name="T8">citas-menu.</text:span><text:span text:style-name="T14">sh</text:span>' que sea una interfaz del script 'citas' motrando un menú con las siguientes opciones: </text:p>
        </text:list-item>
      </text:list>
      <text:p text:style-name="Standard"><text:s text:c="5"/><text:span text:style-name="T50"><text:s text:c="3"/></text:span><text:span text:style-name="T62">1.Añadir cita nueva. </text:span></text:p>
      <text:p text:style-name="P2"><text:s text:c="8"/>2.Buscar por nombre del paciente. </text:p>
      <text:p text:style-name="P2"><text:s text:c="8"/>3.Buscar citas por hora inicial. </text:p>
      <text:p text:style-name="P2"><text:s text:c="8"/>4.Buscar citas por hora final. </text:p>
      <text:p text:style-name="P2"><text:s text:c="8"/>5.Listar las citas ordenadas por nombre del paciente. </text:p>
      <text:p text:style-name="P2"><text:s text:c="8"/>6.Listar las citas ordenadas por hora inicial. </text:p>
      <text:p text:style-name="Standard"><text:span text:style-name="Emphasis"><text:span text:style-name="T62"><text:s text:c="8"/>7.Salir del programa.</text:span></text:span></text:p>
      <text:p text:style-name="Standard"/>
      <text:list xml:id="list220922915762636" text:continue-numbering="true" text:style-name="L1">
        <text:list-item>
          <text:p text:style-name="P22"><text:span text:style-name="Emphasis"><text:span text:style-name="T50">Realizar un script llamado '</text:span></text:span><text:span text:style-name="Emphasis"><text:span text:style-name="T53">citas-flags.sh</text:span></text:span><text:span text:style-name="Emphasis"><text:span text:style-name="T50">' para poder usar el script '</text:span></text:span><text:span text:style-name="Emphasis"><text:span text:style-name="T53">citas</text:span></text:span><text:span text:style-name="Emphasis"><text:span text:style-name="T50">' mediante CLI.</text:span></text:span></text:p>
        </text:list-item>
      </text:list>
      <text:p text:style-name="P10"><text:span text:style-name="Emphasis"><text:span text:style-name="T49">07 - Bonus</text:span></text:span></text:p>
      <text:list xml:id="list220922707412889" text:continue-numbering="true" text:style-name="L1">
        <text:list-item>
          <text:p text:style-name="P35"><text:span text:style-name="Emphasis"><text:span text:style-name="T52">Ver y entender los scripts de </text:span></text:span><text:a xlink:type="simple" xlink:href="https://github.com/asanzdiego/markdownslides" text:style-name="Internet_20_link" text:visited-style-name="Visited_20_Internet_20_Link"><text:span text:style-name="Emphasis"><text:span text:style-name="T52">https://github.com/asanzdiego/markdownslides</text:span></text:span></text:a><text:span text:style-name="Emphasis"><text:span text:style-name="T52">, en particular:</text:span></text:span></text:p>
          <text:list>
            <text:list-item>
              <text:p text:style-name="P35"><text:a xlink:type="simple" xlink:href="https://github.com/asanzdiego/markdownslides/blob/master/build.sh" text:style-name="Internet_20_link" text:visited-style-name="Visited_20_Internet_20_Link"><text:span text:style-name="Emphasis"><text:span text:style-name="T52">https://github.com/asanzdiego/markdownslides/blob/master/build.sh</text:span></text:span></text:a></text:p>
            </text:list-item>
          </text:list>
        </text:list-item>
        <text:list-item>
          <text:p text:style-name="P35"><text:span text:style-name="Emphasis"><text:span text:style-name="T52">Ver y entender los scripts de </text:span></text:span><text:a xlink:type="simple" xlink:href="http://asanzdiego.blogspot.com.es/2014/09/el-making-of-del-mapa-de-la-evolucion-del-no2-en-Madrid-del-hack4good.html" text:style-name="Internet_20_link" text:visited-style-name="Visited_20_Internet_20_Link"><text:span text:style-name="Emphasis"><text:span text:style-name="T52">http://asanzdiego.blogspot.com.es/2014/09/el-making-of-del-mapa-de-la-evolucion-del-no2-en-Madrid-del-hack4good.html</text:span></text:span></text:a><text:span text:style-name="Emphasis"><text:span text:style-name="T52">, en particular:</text:span></text:span></text:p>
          <text:list>
            <text:list-item>
              <text:p text:style-name="P35"><text:a xlink:type="simple" xlink:href="https://github.com/asanzdiego/mapa-evolucion-contaminacion-aire-madrid/blob/master/estaciones-madrid-toarray.sh" text:style-name="Internet_20_link" text:visited-style-name="Visited_20_Internet_20_Link"><text:span text:style-name="Emphasis"><text:span text:style-name="T52">https://github.com/asanzdiego/mapa-evolucion-contaminacion-aire-madrid/blob/master/estaciones-madrid-toarray.sh</text:span></text:span></text:a></text:p>
            </text:list-item>
            <text:list-item>
              <text:p text:style-name="P35"><text:a xlink:type="simple" xlink:href="https://github.com/asanzdiego/mapa-evolucion-contaminacion-aire-madrid/blob/master/parsea.sh" text:style-name="Internet_20_link" text:visited-style-name="Visited_20_Internet_20_Link"><text:span text:style-name="Emphasis"><text:span text:style-name="T52">https://github.com/asanzdiego/mapa-evolucion-contaminacion-aire-madrid/blob/master/parsea.sh</text:span></text:span></text:a></text:p>
            </text:list-item>
            <text:list-item>
              <text:p text:style-name="P35"><text:a xlink:type="simple" xlink:href="https://github.com/asanzdiego/mapa-evolucion-contaminacion-aire-madrid/blob/master/filtra.sh" text:style-name="Internet_20_link" text:visited-style-name="Visited_20_Internet_20_Link"><text:span text:style-name="Emphasis"><text:span text:style-name="T52">https://github.com/asanzdiego/mapa-evolucion-contaminacion-aire-madrid/blob/master/filtra.sh</text:span></text:span></text:a></text:p>
            </text:list-item>
            <text:list-item>
              <text:p text:style-name="P35"><text:a xlink:type="simple" xlink:href="https://github.com/asanzdiego/mapa-evolucion-contaminacion-aire-madrid/blob/master/categoriza-no2.sh" text:style-name="Internet_20_link" text:visited-style-name="Visited_20_Internet_20_Link"><text:span text:style-name="Emphasis"><text:span text:style-name="T52">https://github.com/asanzdiego/mapa-evolucion-contaminacion-aire-madrid/blob/master/categoriza-no2.sh</text:span></text:span></text:a></text:p>
            </text:list-item>
          </text:list>
        </text:list-item>
        <text:list-item>
          <text:p text:style-name="P36"><text:span text:style-name="Emphasis"><text:span text:style-name="T52">Ver y entender los scripts de </text:span></text:span><text:a xlink:type="simple" xlink:href="https://github.com/asanzdiego/xmlprocessor/" text:style-name="Internet_20_link" text:visited-style-name="Visited_20_Internet_20_Link"><text:span text:style-name="Emphasis"><text:span text:style-name="T52">https://github.com/asanzdiego/xmlprocessor/</text:span></text:span></text:a><text:span text:style-name="Emphasis"><text:span text:style-name="T52">, en particular:</text:span></text:span></text:p>
          <text:list>
            <text:list-item>
              <text:p text:style-name="P36"><text:a xlink:type="simple" xlink:href="https://github.com/asanzdiego/xmlprocessor/blob/master/xmlprocessor" text:style-name="Internet_20_link" text:visited-style-name="Visited_20_Internet_20_Link"><text:span text:style-name="Emphasis"><text:span text:style-name="T52">https://github.com/asanzdiego/xmlprocessor/blob/master/xmlprocessor</text:span></text:span></text:a><text:span text:style-name="Emphasis"><text:span text:style-name="T52"> 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0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www.asanzdiego.com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dm</meta:initial-creator>
    <meta:creation-date>2008-10-12T22:31:08</meta:creation-date>
    <dc:date>2019-10-14T22:09:22.501590240</dc:date>
    <meta:editing-cycles>81</meta:editing-cycles>
    <meta:editing-duration>P1DT23H49M54S</meta:editing-duration>
    <meta:document-statistic meta:table-count="0" meta:image-count="0" meta:object-count="0" meta:page-count="4" meta:paragraph-count="99" meta:word-count="1422" meta:character-count="9796" meta:non-whitespace-character-count="8325"/>
    <meta:user-defined meta:name="Información 1"/>
    <meta:user-defined meta:name="Información 2"/>
    <meta:user-defined meta:name="Información 3"/>
    <meta:user-defined meta:name="Información 4"/>
  </office:meta>
</office:document-meta>
</file>